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4.47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2.427cm" fo:break-before="auto" style:use-optimal-row-height="true"/>
    </style:style>
    <style:style style:name="ro16" style:family="table-row">
      <style:table-row-properties style:row-height="1.637cm" fo:break-before="auto" style:use-optimal-row-height="true"/>
    </style:style>
    <style:style style:name="ro17" style:family="table-row">
      <style:table-row-properties style:row-height="2.076cm" fo:break-before="auto" style:use-optimal-row-height="true"/>
    </style:style>
    <style:style style:name="ro1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5pt" style:font-name-asian="Tahoma" style:font-size-asian="15pt" style:language-asian="ja" style:country-asian="JP" style:font-name-complex="Tahoma" style:font-size-complex="15pt" style:language-complex="hi" style:country-complex="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1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[pass róg[corner muru podstawy szkoły, zobaczyłem cień[shadow poruszający[moving się po ścianie[wall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[come-down na ziemię. &lt;1&gt; Po prostu dałem im jedzenie. Wyszedłem[i-lef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[znowu~1 же, смесь[mixture травяной[herbal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7T08:32:55.07">
            <text:p>011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, szósty stycznia. Pogoda, słoneczna. Nie padał. Chmury by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szyscy. (2) Najpierw po ścianie oporowej. (3) Obaj nie zeszli. (4) Kuro : Znowu, zostaje przy wystającym ogrodze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날씨, 맑다. 비, 없어.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슬러를 사용한 소품. 길이는 마디 기준, 세 개 넷 개 정도. (2) `대갑 (大甲)` 소리 연습. 세 번째 와 네 번째 구멍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ياباني قديم.</text:p>
          </table:table-cell>
          <table:table-cell table:style-name="ce13" office:value-type="string" table:number-columns-spanned="2" table:number-rows-spanned="1">
            <text:p>aqra-u[czytal`e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وثيقة، المستند، هو مكتوبة من قبل قروي.</text:p>
          </table:table-cell>
          <table:table-cell table:style-name="ce13" office:value-type="string" table:number-columns-spanned="2" table:number-rows-spanned="1">
            <text:p>al-wathiyqa[dokument / al-mustanidu / <text:s/>maktuwba[napisana / min~qibali[zanim / qaraawiy[wies`ni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کتاب خواندن. : ايهياسو : نوه اش. / هيده یوری</text:p>
          </table:table-cell>
          <table:table-cell table:style-name="ce13" office:value-type="string" table:number-columns-spanned="2" table:number-rows-spanned="1">
            <text:p>ketaab[<text:a xlink:href="mailto:ksia_z@ka">ksia_z@ka</text:a> / xondan[czytanie / iyeyasu / nave~ash(?[grandchild-her / toh^tarash[jej-co`rka / hiyde-yori / baa[z / uw[ona / ezdevaadh[marriage / kyard[di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识：n阶方程。其解的数量，就是，n个，包括重解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让A为一条表示式，就是，A(x). &lt;1&gt; 假设，A的三阶微分是零。A```=0. &lt;2&gt; 那就，A的表示式，可能被表示为，A=C1*x^2+C2*x+C3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росыпа'юсь у'тром. <text:s/>/ мое'&lt;jo&gt; дыхание[breath па'хнет[smell алкого'ле&lt;je&gt;м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8T13:03:52.03">
            <text:p>011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siódnasty stycznia. / Słoneczna. Chmury był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Znowu, nie zeszli. (3) Kuro też ociera[rub jej głowę na ścia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맑은 날씨. 구름 있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작곡. 축제 시 사용하는 반주곡. / 샤크하치 : (1) 자유한 연주. (2) 연습 : `갑 (甲)` 소리 불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١) أقرأ النصوص. ٢) يقولون ان عدد قليل من الأشياء تحطمت</text:p>
          </table:table-cell>
          <table:table-cell table:style-name="ce13" office:value-type="string" table:number-columns-spanned="2" table:number-rows-spanned="1">
            <text:p>yaquwluwna[they-say / an[<text:a xlink:href="mailto:z@e">z@e</text:a> / AAdad-qaliyl[troche_ / min-al-ashraa'i[rzeczy / tah^at^amaatu[break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یاسو نامه به او می فرستد.</text:p>
          </table:table-cell>
          <table:table-cell table:style-name="ce13" office:value-type="string" table:number-columns-spanned="2" table:number-rows-spanned="1">
            <text:p>ieyasu / naame[list / beh-uw[to-her / mei[? / farsitaad(?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分部积分法。设 y=f(x)g(x) (s1). （2）∫ydx = Gf - ∫Gf`dx (s2). （3）关于 s2, 方程右侧的第二个单项，就是，∫Gf`dx。1） 假设，f`=1. （b）那就，第二个单项，∫Gf`dx (s3), 变成为，∫Gdx (s4)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8">
            <text:p>8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对于 s4 进行积分处理。我们获得，G#+C. （a）G# 是 G 的积分值，C 是 积分定数。（5）总之而说，s1 内的 g，总共，经过两次的积分处理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ошлой[ostatnia ночью, после[po подготовки[przygotowanie ко[do сну[bed.e, я читаю[czytam старые[stare японские тексты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это тексты, его название, Адзума Кагам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9T08:27:05.96">
            <text:p>0119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osiemnasty stycznia. / Słoneczna. Chmury. Wieczorem, trochę wiatry. Wiatry były zim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szyscy. (2) Najpierw w zachodnim rogu. (3) Kuro zeszła. &lt;1&gt; Przytuliłem ją. &lt;2&gt; Najpierw Mike`owi próbowałem dać jedzenie. Ale, Kuro wróciła do ścian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맑은 날씨. 구름. 밤에 바람. 차가운 바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연습. `대갑 (大甲)`. 구멍은 세 째 와 네 째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하지 : (1) 자유 연주. (2) 연습 : 다시, `갑` 소리. 구멍 : 1-4. (3) 이 악기의 소리. 내 몸에게 스며들다[しみ入る. &lt;2&gt; 머리에게 만이 아니라, 몸에게도 들어온다. (4) 미국의 흑인들을 위한 블루수. &lt;2&gt; 조선인들을 위한 시나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: ١) كائن حجر. </text:p>
          </table:table-cell>
          <table:table-cell table:style-name="ce13" office:value-type="string" table:number-columns-spanned="2" table:number-rows-spanned="1">
            <text:p>aqra-u[czytal`em / al-nus^uws^a[tekst / kyaa-inu[przedmiot / h^adharan[kamienn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2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٢) تضع فيه النار.</text:p>
          </table:table-cell>
          <table:table-cell table:style-name="ce13" office:value-type="string" table:number-columns-spanned="2" table:number-rows-spanned="1">
            <text:p>tad^aAU[neoh-eo / fiy-hi[in-it.e / al-naara[bul.k;ogie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في خزاعة، بلدة في محافظة خان يونس. </text:p>
          </table:table-cell>
          <table:table-cell table:style-name="ce13" office:value-type="string" table:number-columns-spanned="2" table:number-rows-spanned="1">
            <text:p>fiy / xazaa-i / balda[mies`cie / muh^aafadz^a[gubernatorstwo <text:s/>/ xaan-yuwni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9">
            <text:p>9</text:p>
          </table:table-cell>
          <table:table-cell table:style-name="ce6"/>
          <table:table-cell table:style-name="ce9" office:value-type="string">
            <text:p>a-4</text:p>
          </table:table-cell>
          <table:table-cell table:style-name="ce11" office:value-type="string">
            <text:p>في أحد المنازل، تم العثور على جثث.</text:p>
          </table:table-cell>
          <table:table-cell table:style-name="ce13" office:value-type="string" table:number-columns-spanned="2" table:number-rows-spanned="1">
            <text:p>fiy / ah^ad-il-manaazil-i[w-jednym-z-domo`w / tam[byl` / al-AUthuwr[znaleziono;found.e / dhuuthaath[cial`o;corpse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سعی کرد او(هيدهتادا) را(هيدهيوری) ترور کند.</text:p>
            <text:p>،秀忠، 秀頼</text:p>
          </table:table-cell>
          <table:table-cell table:style-name="ce13" office:value-type="string" table:number-columns-spanned="2" table:number-rows-spanned="1">
            <text:p>saAye[pro`bowal` / kyard[did.e / raa[go;him.e / taroor-kaand[zamordowac` /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拉普拉斯变换。拿过来一个方程 f (s1)。通过该变换，s1 造出别一个方程 F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该变成处理，看起来，好像，一个映射。(a）映射本身，让两个价值互相结合去。（b）而且，拉普拉斯变换，它让两个方程，把他们互相结合去。（3）正确的说，`互相结合`，这个描述，不准确。错误。（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a）实际，就是，原本的方程 f。使用该方程，这变换新新造出别的方程。（b）就是说，原来，只一个方程，f，存在。（c）`互相结合`的说法，假设一个前提，就是，原来，两个方程已经存在。该变换的工作，就是把这些两个方程结合去。这个描述，就错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ение перед сном : <text:s/>(1) прошлой ночью. Снова читаю старые тексты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15">
            <text:p>1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(2) На этот раз, `折りたく柴の記`, книга автора, Араи Хакусэ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6">
            <text:p>16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0" office:value-type="string" table:number-columns-spanned="3" table:number-rows-spanned="1">
            <text:p>(3) В этом разделе, который я прочитал прошлой ночью, он пи'ше&lt;je&gt;т о суде'бном процессе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0T08:22:04.650001">
            <text:p>012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ziewiątnasty stycznia. / Słoneczna. Chmury. Wiatr, prawie nie m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Kiedy dotarłem do ściany oporowej, nie były tam. (3) Poszedłem na zachodnią stronę. Byli pod płot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table:formula="of:=[.B49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Wróciłem do parku, Kuro zeszła na ziemię. (5) Po masażu, Kuro wróciła do ściany sama. (6) Próbowałem ją złapać. Kuro wydaje się, że chce iść sam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날씨, 맑은. / 바람, 거의 없어. / 기온, 차갑다. 특히, 아침에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대갑 (大甲) 연습. &lt;2&gt; 전회. 제 세 째 구멍. 피리 몸을 앞으로 기울여서, 소리를 냈다. &lt;3&gt; 이 번. 기울이지 않아도 소리는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치 : (1) 소리 내기. &lt;1&gt; `갑 (甲)` 소리. 구멍, 한 째, 두 째, 셋 째. 나온다. (2) 발음에 영향을 미친 요소. &lt;1&gt; 입 안 쪽의 모양. &lt;2&gt; 이 모양은, 즉, 혀의 안 쪽 부분의 모양. &lt;3&gt; 높은, 낮은. 편평한, 말린다, 즉, 위로 볼록, 또는, 아래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جيش الاحتلال يهاجم البلدة خزاعة في محافظة خان يونس في عام ٢٠١٤.</text:p>
          </table:table-cell>
          <table:table-cell table:style-name="ce13" office:value-type="string" table:number-columns-spanned="2" table:number-rows-spanned="1">
            <text:p>dheysh[armia / yuh^aadhimu[atakuje / al-balda[miasto muh^aafadz^a[gunernatorstw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ایه یاسو : سربازان سابق / آنها مرخص شدند.</text:p>
          </table:table-cell>
          <table:table-cell table:style-name="ce13" office:value-type="string" table:number-columns-spanned="2" table:number-rows-spanned="1">
            <text:p>sarboozoon[<text:a xlink:href="mailto:z@ol">z@ol</text:a>`niez@ / saabeeq[byli / onhoo[one / marxas[leave / shodaand[byl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>
            <text:p>آنها شغل خود را از دست دادند.</text:p>
          </table:table-cell>
          <table:table-cell table:style-name="ce13" office:value-type="string" table:number-columns-spanned="2" table:number-rows-spanned="1">
            <text:p>anhoo / shooGl[pracy / xut[swoja / raa-az[?? / dast[loose.e / doodand[give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昨天，物理学。（1）关于量子的波函数。薛定谔[xue1-e4使用符号 ψ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把这个函数 ψ，使用 ｘ，实行偏微分。所获得的价值，就是，ψ 和运动量 p 的积，pψ。更加，对于偏微分，把 iħ 相乘。（a）总之，pψ = iħ(∂ψ/∂x)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большо'й па'лец[palec.pl. <text:s/>кончик но'гтя&lt;kcha&gt; на э'том пальце. / там, на ко'же&lt;e&gt;[皮肤pi2fu1, образова'лась[utworzyl`a-sie_ тре'щина[裂缝lie4feng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1T08:31:39.26">
            <text:p>012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tycznia. / Słoneczna. Chmury. Wiatr, nie. Zimn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0">
            <text:p>60</text:p>
          </table:table-cell>
          <table:table-cell table:style-name="ce2" table:formula="of:=[.B6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. (2) Nie na ścianie, W zachodnim płotem. (3) Obaj zeszli do ziemia. &lt;1&gt; Masaż. &lt;2&gt; Wrócić. Kuro samo, Mike też. &lt;3&gt; Łapię Mike, podnoszę ją do ścia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 날씨. 구름. 바람은 업서. 차갑다. 추운 기온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&lt;1&gt; 전회 찍은 동영상. 다시 봐, 연주. &lt;2&gt; 종이에 썼다. 악보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쿠하찌 : (1) 소리 내기. (2) 자유 연주. &lt;1&gt; 서양식 처럼한 선율. 매우 아름다운 멜로디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 table:number-columns-spanned="2" table:number-rows-spanned="1">
            <text:p>القوات البرية تغزو المنطقة</text:p>
            <text:p><text:span text:style-name="T1">al-quwaat[sil`y / bariya[naziemna / taGzu[najechac` / al-mint^aqa[obszar</text:span></text:p>
          </table:table-cell>
          <table:covered-table-cell table:style-name="ce13"/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09"/>
          <table:table-cell table:style-name="Default"/>
        </table:table-row>
        <table:table-row table:style-name="ro16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 table:number-columns-spanned="2" table:number-rows-spanned="1">
            <text:p>قوبلت القوات بالهجوم.</text:p>
            <text:p>quwbilata[spotkal`;met / al-quwaat / bil-hudhuwmi[atak</text:p>
          </table:table-cell>
          <table:covered-table-cell table:style-name="ce13"/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 table:number-columns-spanned="2" table:number-rows-spanned="1">
            <text:p>ایه یاسو <text:s/>: حمله را آغاز کردند. حمله را آغاز کردند در ۴ ماه مه .</text:p>
            <text:p>h^amle[atak / raa[? / aGaaz[rozpoczynac` / kyardaand[?</text:p>
          </table:table-cell>
          <table:covered-table-cell table:style-name="ce13"/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1" office:value-type="string" table:number-columns-spanned="2" table:number-rows-spanned="1">
            <text:p>او(هيده يوری) خودکشی می کند.</text:p>
            <text:p>xuwd-kushiy[samobo`jstwo / mei / kaand[commit</text:p>
          </table:table-cell>
          <table:covered-table-cell table:style-name="ce13"/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薛定谔方程里的波函数，则 ψ。该函数的绝对值，让它被表示 s = |ψ|. （2）把 ψ 相乘于它本身的共轭，ψ*。则获得，ψ 的绝对值的平方，s^2. 就是，s^2=ψψ*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作为一个解释，上述的 s^2 意味着，用波函数所被表现的物质 m，该 m 的存在概率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2">
            <text:p>12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该物质，在这场宇宙里，存在一个。所以，上述的存在概率，该概率的空间积分，就是 1。∫^∞._-∞(ψψ*)dx = 1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3">
            <text:p>13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чера, у меня был только один прием[przyje_cie;intake.e пищи[jed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21T10:03:20.35">
            <text:p>0121 <text:s/>100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21T10:03:22.2">
            <text:p>0121 <text:s/>1003</text:p>
          </table:table-cell>
          <table:table-cell table:style-name="ce7" table:formula="of:=NOW()" office:value-type="date" office:date-value="2022-01-21T10:03:22.2">
            <text:p>0121 <text:s/>100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21T10:03:22.2">
            <text:p>0121 <text:s/>100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2022/01/21</text:date>, <text:time>10:03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21T10:03:21.77</dc:date>
    <dc:creator>iwabuchi ken</dc:creator>
    <meta:editing-duration>P11DT15H45M52S</meta:editing-duration>
    <meta:editing-cycles>1676</meta:editing-cycles>
    <meta:generator>OpenOffice/4.1.3$Win32 OpenOffice.org_project/413m1$Build-9783</meta:generator>
    <meta:document-statistic meta:table-count="1" meta:cell-count="458" meta:object-count="0"/>
  </office:meta>
</office:document-meta>
</file>